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7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18.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00.00.00</text:date>, <text:time style:data-style-name="N2" text:time-value="10:42:50.5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Dev/7.2.0.0.alpha0$Windows_X86_64 LibreOffice_project/badf34d439403cea5c7efa206f4535c5050de37c</meta:generator>
    <dc:date>2020-11-27T10:43:09.762000000</dc:date>
    <meta:editing-duration>PT20S</meta:editing-duration>
    <meta:editing-cycles>1</meta:editing-cycles>
    <meta:document-statistic meta:table-count="1" meta:cell-count="12" meta:object-count="0"/>
  </office:meta>
</office:document-meta>
</file>